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ard" style:master-page-name="MP0" style:family="paragraph">
      <style:paragraph-properties fo:break-before="page"/>
      <style:text-properties style:font-name="Times New Roman" style:font-name-complex="Times New Roman" fo:font-size="14pt" style:font-size-asian="14pt" style:font-size-complex="14pt" fo:language="en" fo:country="US"/>
    </style:style>
    <style:style style:name="P2" style:parent-style-name="Standa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3" style:parent-style-name="Standa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" style:parent-style-name="Standa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5" style:parent-style-name="Standa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6" style:parent-style-name="Standa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T7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8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9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0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1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2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3" style:parent-style-name="Standaardalinea-lettertype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4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5" style:parent-style-name="Standaardalinea-lettertype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16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7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8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19" style:parent-style-name="Standaardalinea-lettertype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0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1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2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3" style:parent-style-name="Standaardalinea-lettertype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4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5" style:parent-style-name="Standaardalinea-lettertype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6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7" style:parent-style-name="Standaardalinea-lettertype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28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29" style:parent-style-name="Standaardalinea-lettertype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30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1" style:parent-style-name="Standaardalinea-lettertype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32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3" style:parent-style-name="Standaardalinea-lettertype" style:family="text">
      <style:text-properties style:font-name="Times New Roman" style:font-name-complex="Times New Roman" fo:font-style="italic" style:font-style-asian="italic" fo:font-size="14pt" style:font-size-asian="14pt" style:font-size-complex="14pt" fo:language="en" fo:country="US"/>
    </style:style>
    <style:style style:name="T34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5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6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7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8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39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0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1" style:parent-style-name="Standaardalinea-lettertype" style:family="text">
      <style:text-properties style:font-name="Times New Roman" style:font-name-complex="Times New Roman" fo:font-size="14pt" style:font-size-asian="14pt" style:font-size-complex="14pt" fo:language="en" fo:country="US"/>
    </style:style>
    <style:style style:name="T42" style:parent-style-name="Standaardalinea-lettertype" style:family="text">
      <style:text-properties style:font-name="Times New Roman" style:font-name-asian="Times New Roman" style:font-name-complex="Times New Roman" style:letter-kerning="true" fo:font-size="14pt" style:font-size-asian="14pt" style:font-size-complex="14pt" fo:language="en" fo:country="US"/>
    </style:style>
    <style:style style:name="P43" style:parent-style-name="Standa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4" style:parent-style-name="Standa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5" style:parent-style-name="Standaard" style:family="paragraph">
      <style:text-properties style:font-name="Times New Roman" style:font-name-complex="Times New Roman" fo:font-size="14pt" style:font-size-asian="14pt" style:font-size-complex="14pt" fo:language="en" fo:country="US"/>
    </style:style>
    <style:style style:name="P46" style:parent-style-name="Standaard" style:family="paragraph">
      <style:text-properties style:font-name="Times New Roman" style:font-name-complex="Times New Roman" fo:font-size="14pt" style:font-size-asian="14pt" style:font-size-complex="14pt" fo:language="en" fo:country="US"/>
    </style:style>
  </office:automatic-styles>
  <office:body>
    <office:text text:use-soft-page-breaks="true">
      <text:p text:style-name="P1">Times Tables Visalization</text:p>
      <text:p text:style-name="P2"/>
      <text:p text:style-name="P3">This is a visualization for the times tables from 1 to 200.<text:s/></text:p>
      <text:p text:style-name="P4">Start with a circle with 200 points. Label the points from 0-199, then from 200-399, then from 400-599, and so on (you’re labeling the same point several times).<text:s/></text:p>
      <text:p text:style-name="P5">We’ll first do the 2x table. 2×1=2, so we connect 1 to 2. 2×2=4, so we connect 2 to 4, and so on.</text:p>
      <text:p text:style-name="P6">2×100=200, where’s the 200? It goes in a circle so 200 is where the 0 is, and now you can keep going.<text:s/>Now you could keep going beyond 199, but actually, you’re going to get the same lines you already had!</text:p>
      <text:p text:style-name="Standaard"><text:span text:style-name="T7">For the code</text:span><text:span text:style-name="T8"><text:s/>in Processing</text:span><text:span text:style-name="T9">,<text:s/></text:span><text:span text:style-name="T10">I mapped the two numbers I want</text:span><text:span text:style-name="T11">ed</text:span><text:span text:style-name="T12"><text:s/>to connect up (call them<text:s/></text:span><text:span text:style-name="T13">i</text:span><text:span text:style-name="T14">), which are in between 0 and 200, to a range between 0 and 2</text:span><text:span text:style-name="T15">π</text:span><text:span text:style-name="T16">. That<text:s/></text:span><text:span text:style-name="T17">gave</text:span><text:span text:style-name="T18"><text:s/>me a fixed radius (I used 75px) and an angle (call it<text:s/></text:span><text:span text:style-name="T19">θ</text:span><text:span text:style-name="T20">). Then I con</text:span><text:span text:style-name="T21">v</text:span><text:span text:style-name="T22">erted those to<text:s/></text:span><text:span text:style-name="T23">x</text:span><text:span text:style-name="T24"><text:s/>and<text:s/></text:span><text:span text:style-name="T25">y</text:span><text:span text:style-name="T26"><text:s/>by multiplying the radius by<text:s/></text:span><text:span text:style-name="T27">cos(θ)</text:span><text:span text:style-name="T28"><text:s/>for<text:s/></text:span><text:span text:style-name="T29">x</text:span><text:span text:style-name="T30">, and the radius by<text:s/></text:span><text:span text:style-name="T31">sin(θ)</text:span><text:span text:style-name="T32"><text:s/>for<text:s/></text:span><text:span text:style-name="T33">y</text:span><text:span text:style-name="T34">. That g</text:span><text:span text:style-name="T35">ave</text:span><text:span text:style-name="T36"><text:s/>me a coordinate for each point (and even in between points, so you can do<text:s/></text:span><text:span text:style-name="T37">the<text:s/></text:span><text:span text:style-name="T38">in between times tables as well!) Then I connect up those coordinates with a line. Now I just do this over and over again, until all points are connected to</text:span><text:span text:style-name="T39"><text:s/>something.</text:span></text:p>
      <text:p text:style-name="Standaard"><text:span text:style-name="T40">Idea:</text:span><text:span text:style-name="T41"> </text:span><text:span text:style-name="T42">Times Tables, Mandelbrot and the Heart of Mathematics video by Mathologer (YouTube)</text:span></text:p>
      <text:p text:style-name="P43">Code: by Simon Tiger<text:s/>(simontiger.com)</text:p>
      <text:p text:style-name="P44">Unfortunately, Processing can only create and draw on a window that is smaller than a screen. So instead of programming a single 2000px x 4000px poster, I programmed<text:s/>8 1000px x 1000px pieces. Then I just spliced them together.</text:p>
      <text:p text:style-name="P45">Download the animated version here: https://github.com/simon-tiger/times_tables</text:p>
      <text:p text:style-name="P4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zh" style:country-asian="CN" style:language-complex="ar" style:country-complex="SA" style:text-combine="none" fo:hyphenate="true"/>
    </style:default-style>
    <style:style style:name="Kop1" style:display-name="Kop 1" style:family="paragraph" style:parent-style-name="Standaard" style:next-style-name="Standaard" style:default-outline-level="1">
      <style:paragraph-properties fo:keep-with-next="always" fo:keep-together="always" fo:margin-top="0.1666in" fo:margin-bottom="0in"/>
      <style:text-properties style:font-name="Calibri Light" style:font-name-asian="SimSun" style:font-name-complex="Times New Roman" fo:color="#2E74B5" fo:font-size="16pt" style:font-size-asian="16pt" style:font-size-complex="16pt" fo:hyphenate="false"/>
    </style: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Normaalweb" style:display-name="Normaal (web)" style:family="paragraph" style:parent-style-name="Standaard">
      <style:paragraph-properties fo:margin-top="0.0694in" fo:margin-bottom="0.069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yperlink" style:display-name="Hyperlink" style:family="text" style:parent-style-name="Standaardalinea-lettertype">
      <style:text-properties fo:color="#0000FF" style:text-underline-type="single" style:text-underline-style="solid" style:text-underline-width="auto" style:text-underline-mode="continuous"/>
    </style:style>
    <style:style style:name="GevolgdeHyperlink" style:display-name="GevolgdeHyperlink" style:family="text" style:parent-style-name="Standaardalinea-lettertype">
      <style:text-properties fo:color="#954F72" style:text-underline-type="single" style:text-underline-style="solid" style:text-underline-width="auto" style:text-underline-mode="continuous"/>
    </style:style>
    <style:style style:name="Kop1Char" style:display-name="Kop 1 Char" style:family="text" style:parent-style-name="Standaardalinea-lettertype">
      <style:text-properties style:font-name="Calibri Light" style:font-name-asian="SimSun" style:font-name-complex="Times New Roman" fo:color="#2E74B5" fo:font-size="16pt" style:font-size-asian="16pt" style:font-size-complex="16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sophia kornienko</meta:initial-creator>
    <dc:creator>sophia kornienko</dc:creator>
    <meta:creation-date>2018-11-08T10:46:00Z</meta:creation-date>
    <dc:date>2018-11-08T11:42:00Z</dc:date>
    <meta:template xlink:href="Normal.dotm" xlink:type="simple"/>
    <meta:editing-cycles>2</meta:editing-cycles>
    <meta:editing-duration>PT3360S</meta:editing-duration>
    <meta:document-statistic meta:page-count="1" meta:paragraph-count="3" meta:word-count="242" meta:character-count="1572" meta:row-count="11" meta:non-whitespace-character-count="1333"/>
  </office:meta>
</office:document-meta>
</file>